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8cm" svg:stroke-color="#b0b0b0" draw:stroke-linejoin="round" svg:stroke-linecap="square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47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.179cm" fo:padding-top="0cm" fo:padding-bottom="0cm" fo:padding-left="0cm" fo:padding-right="0cm"/>
    </style:style>
    <style:style style:name="gr7" style:family="graphic" style:parent-style-name="standard">
      <style:graphic-properties draw:stroke="dash" draw:stroke-dash="Fine_20_Dashed" svg:stroke-width="0.159cm" svg:stroke-color="#1f77b4" draw:marker-start-width="0.36cm" draw:marker-end-width="0.36cm" draw:stroke-linejoin="round" svg:stroke-linecap="square" draw:fill="none" fo:padding-top="0.079cm" fo:padding-bottom="0.079cm" fo:padding-left="0.079cm" fo:padding-right="0.079cm"/>
    </style:style>
    <style:style style:name="gr8" style:family="graphic" style:parent-style-name="standard">
      <style:graphic-properties draw:stroke="dash" draw:stroke-dash="stroke-dash50" svg:stroke-width="0.159cm" svg:stroke-color="#ff7f0e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9" style:family="graphic" style:parent-style-name="standard">
      <style:graphic-properties draw:stroke="solid" svg:stroke-width="0.159cm" svg:stroke-color="#ff7f0e" draw:marker-start-width="0.386cm" draw:marker-end-width="0.386cm" draw:stroke-linejoin="miter" svg:stroke-linecap="butt" draw:fill="solid" draw:fill-color="#ff7f0e" fo:padding-top="0.079cm" fo:padding-bottom="0.079cm" fo:padding-left="0.079cm" fo:padding-right="0.079cm"/>
    </style:style>
    <style:style style:name="gr10" style:family="graphic" style:parent-style-name="standard">
      <style:graphic-properties draw:stroke="dash" draw:stroke-dash="stroke-dash45" svg:stroke-width="0.159cm" svg:stroke-color="#2ca02c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11" style:family="graphic" style:parent-style-name="standard">
      <style:graphic-properties draw:stroke="solid" svg:stroke-width="0.159cm" svg:stroke-color="#2ca02c" draw:marker-start-width="0.386cm" draw:marker-end-width="0.386cm" draw:stroke-linejoin="miter" svg:stroke-linecap="butt" draw:fill="solid" draw:fill-color="#2ca02c" fo:padding-top="0.079cm" fo:padding-bottom="0.079cm" fo:padding-left="0.079cm" fo:padding-right="0.079cm"/>
    </style:style>
    <style:style style:name="gr12" style:family="graphic" style:parent-style-name="standard">
      <style:graphic-properties draw:stroke="dash" draw:stroke-dash="stroke-dash42" svg:stroke-width="0.159cm" svg:stroke-color="#d62728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13" style:family="graphic" style:parent-style-name="standard">
      <style:graphic-properties draw:stroke="solid" svg:stroke-width="0.159cm" svg:stroke-color="#d62728" draw:marker-start-width="0.386cm" draw:marker-end-width="0.386cm" draw:stroke-linejoin="miter" svg:stroke-linecap="butt" draw:fill="solid" draw:fill-color="#d62728" fo:padding-top="0.079cm" fo:padding-bottom="0.079cm" fo:padding-left="0.079cm" fo:padding-right="0.079cm"/>
    </style:style>
    <style:style style:name="gr14" style:family="graphic" style:parent-style-name="standard">
      <style:graphic-properties draw:stroke="solid" svg:stroke-width="0.159cm" svg:stroke-color="#9467bd" draw:marker-start-width="0.36cm" draw:marker-end-width="0.36cm" draw:stroke-linejoin="round" svg:stroke-linecap="square" draw:fill="none" fo:padding-top="0.079cm" fo:padding-bottom="0.079cm" fo:padding-left="0.079cm" fo:padding-right="0.079cm"/>
    </style:style>
    <style:style style:name="gr15" style:family="graphic" style:parent-style-name="standard">
      <style:graphic-properties draw:stroke="solid" svg:stroke-width="0.159cm" svg:stroke-color="#9467bd" draw:marker-start-width="0.386cm" draw:marker-end-width="0.386cm" draw:stroke-linejoin="bevel" svg:stroke-linecap="butt" draw:fill="solid" draw:fill-color="#9467bd" fo:padding-top="0.079cm" fo:padding-bottom="0.079cm" fo:padding-left="0.079cm" fo:padding-right="0.079cm"/>
    </style:style>
    <style:style style:name="gr16" style:family="graphic" style:parent-style-name="standard">
      <style:graphic-properties draw:stroke="dash" draw:stroke-dash="stroke-dash50" svg:stroke-width="0.159cm" svg:stroke-color="#8c564b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17" style:family="graphic" style:parent-style-name="standard">
      <style:graphic-properties draw:stroke="solid" svg:stroke-width="0.159cm" svg:stroke-color="#8c564b" draw:marker-start-width="0.386cm" draw:marker-end-width="0.386cm" draw:stroke-linejoin="round" svg:stroke-linecap="butt" draw:fill="solid" draw:fill-color="#8c564b" fo:padding-top="0.079cm" fo:padding-bottom="0.079cm" fo:padding-left="0.079cm" fo:padding-right="0.079cm"/>
    </style:style>
    <style:style style:name="gr18" style:family="graphic" style:parent-style-name="standard">
      <style:graphic-properties draw:stroke="none" svg:stroke-width="0.159cm" draw:marker-start-width="0.438cm" draw:marker-end-width="0.438cm" draw:fill="solid" draw:fill-color="#8c564b"/>
    </style:style>
    <style:style style:name="gr19" style:family="graphic" style:parent-style-name="standard">
      <style:graphic-properties draw:stroke="solid" svg:stroke-width="0.159cm" svg:stroke-color="#8c564b" draw:marker-start-width="0.386cm" draw:marker-end-width="0.386cm" draw:stroke-linejoin="round" svg:stroke-linecap="butt" draw:fill="none" fo:padding-top="0.079cm" fo:padding-bottom="0.079cm" fo:padding-left="0.079cm" fo:padding-right="0.079cm"/>
    </style:style>
    <style:style style:name="gr20" style:family="graphic" style:parent-style-name="standard">
      <style:graphic-properties draw:stroke="solid" svg:stroke-width="0.159cm" svg:stroke-color="#bcbd22" draw:marker-start-width="0.36cm" draw:marker-end-width="0.36cm" draw:stroke-linejoin="round" svg:stroke-linecap="square" draw:fill="none" fo:padding-top="0.079cm" fo:padding-bottom="0.079cm" fo:padding-left="0.079cm" fo:padding-right="0.079cm"/>
    </style:style>
    <style:style style:name="gr21" style:family="graphic" style:parent-style-name="standard">
      <style:graphic-properties draw:stroke="solid" svg:stroke-width="0.159cm" svg:stroke-color="#bcbd22" draw:marker-start-width="0.386cm" draw:marker-end-width="0.386cm" draw:stroke-linejoin="miter" svg:stroke-linecap="butt" draw:fill="solid" draw:fill-color="#bcbd22" fo:padding-top="0.079cm" fo:padding-bottom="0.079cm" fo:padding-left="0.079cm" fo:padding-right="0.079cm"/>
    </style:style>
    <style:style style:name="gr22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P1" style:family="paragraph">
      <loext:graphic-properties draw:fill="solid" draw:fill-color="#ffffff"/>
      <style:text-properties style:font-name="DejaVu Sans" fo:font-size="24pt"/>
    </style:style>
    <style:style style:name="P2" style:family="paragraph">
      <loext:graphic-properties draw:fill="none"/>
      <style:text-properties style:font-name="DejaVu Sans" fo:font-size="24pt"/>
    </style:style>
    <style:style style:name="P3" style:family="paragraph">
      <loext:graphic-properties draw:fill="solid" draw:fill-color="#000000"/>
      <style:text-properties style:font-name="DejaVu Sans" fo:font-size="24pt"/>
    </style:style>
    <style:style style:name="P4" style:family="paragraph">
      <style:paragraph-properties fo:text-align="start" style:writing-mode="lr-tb"/>
      <style:text-properties style:font-name="DejaVu Sans"/>
    </style:style>
    <style:style style:name="P5" style:family="paragraph">
      <loext:graphic-properties draw:fill="none"/>
      <style:paragraph-properties fo:text-align="start" style:writing-mode="lr-tb"/>
      <style:text-properties style:font-name="DejaVu Sans" fo:font-size="24pt" style:font-size-asian="12pt" style:font-size-complex="12pt"/>
    </style:style>
    <style:style style:name="P6" style:family="paragraph">
      <loext:graphic-properties draw:fill="solid" draw:fill-color="#ff7f0e"/>
      <style:text-properties style:font-name="DejaVu Sans" fo:font-size="24pt"/>
    </style:style>
    <style:style style:name="P7" style:family="paragraph">
      <loext:graphic-properties draw:fill="solid" draw:fill-color="#2ca02c"/>
      <style:text-properties style:font-name="DejaVu Sans" fo:font-size="24pt"/>
    </style:style>
    <style:style style:name="P8" style:family="paragraph">
      <loext:graphic-properties draw:fill="solid" draw:fill-color="#d62728"/>
      <style:text-properties style:font-name="DejaVu Sans" fo:font-size="24pt"/>
    </style:style>
    <style:style style:name="P9" style:family="paragraph">
      <loext:graphic-properties draw:fill="solid" draw:fill-color="#9467bd"/>
      <style:text-properties style:font-name="DejaVu Sans" fo:font-size="24pt"/>
    </style:style>
    <style:style style:name="P10" style:family="paragraph">
      <loext:graphic-properties draw:fill="solid" draw:fill-color="#8c564b"/>
      <style:text-properties style:font-name="DejaVu Sans" fo:font-size="24pt"/>
    </style:style>
    <style:style style:name="P11" style:family="paragraph">
      <loext:graphic-properties draw:fill="solid" draw:fill-color="#bcbd22"/>
      <style:text-properties style:font-name="DejaVu Sans" fo:font-size="24pt"/>
    </style:style>
    <style:style style:name="T1" style:family="text">
      <style:text-properties fo:color="#000000" fo:font-size="24pt" style:font-size-asian="12pt" style:font-name-complex="DejaVuSan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598cm" svg:height="9.387cm" svg:x="2.032cm" svg:y="1.463cm" svg:viewBox="0 0 12599 9388" draw:points="0,9388 12599,9388 12599,0 0,0">
          <text:p/>
        </draw:polygon>
        <draw:line draw:style-name="gr2" draw:text-style-name="P2" draw:layer="layout" svg:x1="2.604cm" svg:y1="10.85cm" svg:x2="2.604cm" svg:y2="1.463cm">
          <text:p/>
        </draw:line>
        <draw:polygon draw:style-name="gr3" draw:text-style-name="P3" draw:layer="layout" svg:width="0cm" svg:height="0.123cm" svg:x="2.604cm" svg:y="10.85cm" svg:viewBox="0 0 0 124" draw:points="0,0 0,124">
          <text:p/>
        </draw:polygon>
        <draw:line draw:style-name="gr4" draw:text-style-name="P2" draw:layer="layout" svg:x1="2.604cm" svg:y1="10.85cm" svg:x2="2.604cm" svg:y2="10.974cm">
          <text:p/>
        </draw:line>
        <draw:line draw:style-name="gr2" draw:text-style-name="P2" draw:layer="layout" svg:x1="4.895cm" svg:y1="10.85cm" svg:x2="4.895cm" svg:y2="1.463cm">
          <text:p/>
        </draw:line>
        <draw:polygon draw:style-name="gr3" draw:text-style-name="P3" draw:layer="layout" svg:width="0cm" svg:height="0.123cm" svg:x="4.895cm" svg:y="10.85cm" svg:viewBox="0 0 0 124" draw:points="0,0 0,124">
          <text:p/>
        </draw:polygon>
        <draw:line draw:style-name="gr4" draw:text-style-name="P2" draw:layer="layout" svg:x1="4.895cm" svg:y1="10.85cm" svg:x2="4.895cm" svg:y2="10.974cm">
          <text:p/>
        </draw:line>
        <draw:frame draw:style-name="gr5" draw:text-style-name="P5" draw:layer="layout" svg:width="0.54cm" svg:height="0.987cm" svg:x="2.47cm" svg:y="10.827cm">
          <draw:text-box>
            <text:p text:style-name="P4"><text:span text:style-name="T1">0</text:span></text:p>
          </draw:text-box>
        </draw:frame>
        <draw:line draw:style-name="gr2" draw:text-style-name="P2" draw:layer="layout" svg:x1="7.185cm" svg:y1="10.85cm" svg:x2="7.185cm" svg:y2="1.463cm">
          <text:p/>
        </draw:line>
        <draw:polygon draw:style-name="gr3" draw:text-style-name="P3" draw:layer="layout" svg:width="0cm" svg:height="0.123cm" svg:x="7.185cm" svg:y="10.85cm" svg:viewBox="0 0 0 124" draw:points="0,0 0,124">
          <text:p/>
        </draw:polygon>
        <draw:line draw:style-name="gr4" draw:text-style-name="P2" draw:layer="layout" svg:x1="7.185cm" svg:y1="10.85cm" svg:x2="7.185cm" svg:y2="10.974cm">
          <text:p/>
        </draw:line>
        <draw:frame draw:style-name="gr5" draw:text-style-name="P5" draw:layer="layout" svg:width="0.54cm" svg:height="0.987cm" svg:x="4.76cm" svg:y="10.827cm">
          <draw:text-box>
            <text:p text:style-name="P4"><text:span text:style-name="T1">1</text:span></text:p>
          </draw:text-box>
        </draw:frame>
        <draw:line draw:style-name="gr2" draw:text-style-name="P2" draw:layer="layout" svg:x1="9.476cm" svg:y1="10.85cm" svg:x2="9.476cm" svg:y2="1.463cm">
          <text:p/>
        </draw:line>
        <draw:polygon draw:style-name="gr3" draw:text-style-name="P3" draw:layer="layout" svg:width="0cm" svg:height="0.123cm" svg:x="9.476cm" svg:y="10.85cm" svg:viewBox="0 0 0 124" draw:points="0,0 0,124">
          <text:p/>
        </draw:polygon>
        <draw:line draw:style-name="gr4" draw:text-style-name="P2" draw:layer="layout" svg:x1="9.476cm" svg:y1="10.85cm" svg:x2="9.476cm" svg:y2="10.974cm">
          <text:p/>
        </draw:line>
        <draw:frame draw:style-name="gr5" draw:text-style-name="P5" draw:layer="layout" svg:width="0.54cm" svg:height="0.987cm" svg:x="7.051cm" svg:y="10.827cm">
          <draw:text-box>
            <text:p text:style-name="P4"><text:span text:style-name="T1">2</text:span></text:p>
          </draw:text-box>
        </draw:frame>
        <draw:line draw:style-name="gr2" draw:text-style-name="P2" draw:layer="layout" svg:x1="11.767cm" svg:y1="10.85cm" svg:x2="11.767cm" svg:y2="1.463cm">
          <text:p/>
        </draw:line>
        <draw:polygon draw:style-name="gr3" draw:text-style-name="P3" draw:layer="layout" svg:width="0cm" svg:height="0.123cm" svg:x="11.767cm" svg:y="10.85cm" svg:viewBox="0 0 0 124" draw:points="0,0 0,124">
          <text:p/>
        </draw:polygon>
        <draw:line draw:style-name="gr4" draw:text-style-name="P2" draw:layer="layout" svg:x1="11.767cm" svg:y1="10.85cm" svg:x2="11.767cm" svg:y2="10.974cm">
          <text:p/>
        </draw:line>
        <draw:frame draw:style-name="gr5" draw:text-style-name="P5" draw:layer="layout" svg:width="0.54cm" svg:height="0.987cm" svg:x="9.342cm" svg:y="10.827cm">
          <draw:text-box>
            <text:p text:style-name="P4"><text:span text:style-name="T1">3</text:span></text:p>
          </draw:text-box>
        </draw:frame>
        <draw:line draw:style-name="gr2" draw:text-style-name="P2" draw:layer="layout" svg:x1="14.057cm" svg:y1="10.85cm" svg:x2="14.057cm" svg:y2="1.463cm">
          <text:p/>
        </draw:line>
        <draw:polygon draw:style-name="gr3" draw:text-style-name="P3" draw:layer="layout" svg:width="0cm" svg:height="0.123cm" svg:x="14.057cm" svg:y="10.85cm" svg:viewBox="0 0 0 124" draw:points="0,0 0,124">
          <text:p/>
        </draw:polygon>
        <draw:line draw:style-name="gr4" draw:text-style-name="P2" draw:layer="layout" svg:x1="14.057cm" svg:y1="10.85cm" svg:x2="14.057cm" svg:y2="10.974cm">
          <text:p/>
        </draw:line>
        <draw:frame draw:style-name="gr5" draw:text-style-name="P5" draw:layer="layout" svg:width="0.54cm" svg:height="0.987cm" svg:x="11.632cm" svg:y="10.827cm">
          <draw:text-box>
            <text:p text:style-name="P4"><text:span text:style-name="T1">4</text:span></text:p>
          </draw:text-box>
        </draw:frame>
        <draw:frame draw:style-name="gr5" draw:text-style-name="P5" draw:layer="layout" svg:width="0.54cm" svg:height="0.987cm" svg:x="13.923cm" svg:y="10.827cm">
          <draw:text-box>
            <text:p text:style-name="P4"><text:span text:style-name="T1">5</text:span></text:p>
          </draw:text-box>
        </draw:frame>
        <draw:line draw:style-name="gr2" draw:text-style-name="P2" draw:layer="layout" svg:x1="2.337cm" svg:y1="10.026cm" svg:x2="14.631cm" svg:y2="10.026cm">
          <text:p/>
        </draw:line>
        <draw:line draw:style-name="gr2" draw:text-style-name="P2" draw:layer="layout" svg:x1="2.337cm" svg:y1="8.784cm" svg:x2="14.631cm" svg:y2="8.784cm">
          <text:p/>
        </draw:line>
        <draw:frame draw:style-name="gr6" draw:text-style-name="P5" draw:layer="layout" svg:width="1.348cm" svg:height="0.987cm" svg:x="0.911cm" svg:y="9.794cm">
          <draw:text-box>
            <text:p text:style-name="P4"><text:span text:style-name="T1">0.2</text:span></text:p>
          </draw:text-box>
        </draw:frame>
        <draw:line draw:style-name="gr2" draw:text-style-name="P2" draw:layer="layout" svg:x1="2.337cm" svg:y1="7.542cm" svg:x2="14.631cm" svg:y2="7.542cm">
          <text:p/>
        </draw:line>
        <draw:frame draw:style-name="gr6" draw:text-style-name="P5" draw:layer="layout" svg:width="1.348cm" svg:height="0.987cm" svg:x="0.911cm" svg:y="8.553cm">
          <draw:text-box>
            <text:p text:style-name="P4"><text:span text:style-name="T1">0.3</text:span></text:p>
          </draw:text-box>
        </draw:frame>
        <draw:line draw:style-name="gr2" draw:text-style-name="P2" draw:layer="layout" svg:x1="2.337cm" svg:y1="6.301cm" svg:x2="14.631cm" svg:y2="6.301cm">
          <text:p/>
        </draw:line>
        <draw:frame draw:style-name="gr6" draw:text-style-name="P5" draw:layer="layout" svg:width="1.348cm" svg:height="0.987cm" svg:x="0.911cm" svg:y="7.311cm">
          <draw:text-box>
            <text:p text:style-name="P4"><text:span text:style-name="T1">0.4</text:span></text:p>
          </draw:text-box>
        </draw:frame>
        <draw:line draw:style-name="gr2" draw:text-style-name="P2" draw:layer="layout" svg:x1="2.337cm" svg:y1="5.059cm" svg:x2="14.631cm" svg:y2="5.059cm">
          <text:p/>
        </draw:line>
        <draw:frame draw:style-name="gr6" draw:text-style-name="P5" draw:layer="layout" svg:width="1.348cm" svg:height="0.987cm" svg:x="0.911cm" svg:y="6.069cm">
          <draw:text-box>
            <text:p text:style-name="P4"><text:span text:style-name="T1">0.5</text:span></text:p>
          </draw:text-box>
        </draw:frame>
        <draw:line draw:style-name="gr2" draw:text-style-name="P2" draw:layer="layout" svg:x1="2.337cm" svg:y1="3.817cm" svg:x2="14.631cm" svg:y2="3.817cm">
          <text:p/>
        </draw:line>
        <draw:frame draw:style-name="gr6" draw:text-style-name="P5" draw:layer="layout" svg:width="1.348cm" svg:height="0.987cm" svg:x="0.911cm" svg:y="4.828cm">
          <draw:text-box>
            <text:p text:style-name="P4"><text:span text:style-name="T1">0.6</text:span></text:p>
          </draw:text-box>
        </draw:frame>
        <draw:line draw:style-name="gr2" draw:text-style-name="P2" draw:layer="layout" svg:x1="2.337cm" svg:y1="2.576cm" svg:x2="14.631cm" svg:y2="2.576cm">
          <text:p/>
        </draw:line>
        <draw:frame draw:style-name="gr6" draw:text-style-name="P5" draw:layer="layout" svg:width="1.348cm" svg:height="0.987cm" svg:x="0.911cm" svg:y="3.586cm">
          <draw:text-box>
            <text:p text:style-name="P4"><text:span text:style-name="T1">0.7</text:span></text:p>
          </draw:text-box>
        </draw:frame>
        <draw:frame draw:style-name="gr6" draw:text-style-name="P5" draw:layer="layout" svg:width="1.348cm" svg:height="0.987cm" svg:x="0.911cm" svg:y="2.344cm">
          <draw:text-box>
            <text:p text:style-name="P4"><text:span text:style-name="T1">0.8</text:span></text:p>
          </draw:text-box>
        </draw:frame>
        <draw:polyline draw:style-name="gr7" draw:text-style-name="P2" draw:layer="layout" svg:width="11.453cm" svg:height="6.922cm" svg:x="2.604cm" svg:y="3.502cm" svg:viewBox="0 0 11454 6923" draw:points="0,0 2291,4194 4582,5154 6873,5811 9164,6569 11454,6923">
          <text:p/>
        </draw:polyline>
        <draw:polyline draw:style-name="gr8" draw:text-style-name="P2" draw:layer="layout" svg:width="11.453cm" svg:height="6.271cm" svg:x="2.604cm" svg:y="3.309cm" svg:viewBox="0 0 11454 6272" draw:points="0,0 2291,3415 4582,4884 6873,5764 9164,5956 11454,6272">
          <text:p/>
        </draw:polyline>
        <draw:polygon draw:style-name="gr9" draw:text-style-name="P6" draw:layer="layout" svg:width="0.212cm" svg:height="0.211cm" svg:x="2.498cm" svg:y="3.204cm" svg:viewBox="0 0 213 212" draw:points="106,212 213,0 0,0">
          <text:p/>
        </draw:polygon>
        <draw:polygon draw:style-name="gr9" draw:text-style-name="P6" draw:layer="layout" svg:width="0.212cm" svg:height="0.212cm" svg:x="4.789cm" svg:y="6.618cm" svg:viewBox="0 0 213 213" draw:points="106,213 213,0 0,0">
          <text:p/>
        </draw:polygon>
        <draw:polygon draw:style-name="gr9" draw:text-style-name="P6" draw:layer="layout" svg:width="0.211cm" svg:height="0.212cm" svg:x="7.08cm" svg:y="8.087cm" svg:viewBox="0 0 212 213" draw:points="105,213 212,0 0,0">
          <text:p/>
        </draw:polygon>
        <draw:polygon draw:style-name="gr9" draw:text-style-name="P6" draw:layer="layout" svg:width="0.212cm" svg:height="0.213cm" svg:x="9.37cm" svg:y="8.967cm" svg:viewBox="0 0 213 214" draw:points="107,214 213,0 0,0">
          <text:p/>
        </draw:polygon>
        <draw:polygon draw:style-name="gr9" draw:text-style-name="P6" draw:layer="layout" svg:width="0.211cm" svg:height="0.212cm" svg:x="11.661cm" svg:y="9.159cm" svg:viewBox="0 0 212 213" draw:points="107,213 212,0 0,0">
          <text:p/>
        </draw:polygon>
        <draw:polygon draw:style-name="gr9" draw:text-style-name="P6" draw:layer="layout" svg:width="0.212cm" svg:height="0.212cm" svg:x="13.951cm" svg:y="9.474cm" svg:viewBox="0 0 213 213" draw:points="107,213 213,0 0,0">
          <text:p/>
        </draw:polygon>
        <draw:polyline draw:style-name="gr10" draw:text-style-name="P2" draw:layer="layout" svg:width="11.453cm" svg:height="6.749cm" svg:x="2.604cm" svg:y="1.967cm" svg:viewBox="0 0 11454 6750" draw:points="0,0 2291,3166 4582,4022 6873,4948 9164,6011 11454,6750">
          <text:p/>
        </draw:polyline>
        <draw:polygon draw:style-name="gr11" draw:text-style-name="P7" draw:layer="layout" svg:width="0.212cm" svg:height="0.212cm" svg:x="2.498cm" svg:y="1.861cm" svg:viewBox="0 0 213 213" draw:points="0,213 213,213 213,0 0,0">
          <text:p/>
        </draw:polygon>
        <draw:polygon draw:style-name="gr11" draw:text-style-name="P7" draw:layer="layout" svg:width="0.212cm" svg:height="0.212cm" svg:x="4.789cm" svg:y="5.026cm" svg:viewBox="0 0 213 213" draw:points="0,213 213,213 213,0 0,0">
          <text:p/>
        </draw:polygon>
        <draw:polygon draw:style-name="gr11" draw:text-style-name="P7" draw:layer="layout" svg:width="0.211cm" svg:height="0.212cm" svg:x="7.08cm" svg:y="5.882cm" svg:viewBox="0 0 212 213" draw:points="0,213 212,213 212,0 0,0">
          <text:p/>
        </draw:polygon>
        <draw:polygon draw:style-name="gr11" draw:text-style-name="P7" draw:layer="layout" svg:width="0.212cm" svg:height="0.212cm" svg:x="9.37cm" svg:y="6.808cm" svg:viewBox="0 0 213 213" draw:points="0,213 213,213 213,0 0,0">
          <text:p/>
        </draw:polygon>
        <draw:polygon draw:style-name="gr11" draw:text-style-name="P7" draw:layer="layout" svg:width="0.211cm" svg:height="0.212cm" svg:x="11.661cm" svg:y="7.871cm" svg:viewBox="0 0 212 213" draw:points="0,213 212,213 212,0 0,0">
          <text:p/>
        </draw:polygon>
        <draw:polygon draw:style-name="gr11" draw:text-style-name="P7" draw:layer="layout" svg:width="0.212cm" svg:height="0.211cm" svg:x="13.951cm" svg:y="8.61cm" svg:viewBox="0 0 213 212" draw:points="0,212 213,212 213,0 0,0">
          <text:p/>
        </draw:polygon>
        <draw:polyline draw:style-name="gr12" draw:text-style-name="P2" draw:layer="layout" svg:width="11.453cm" svg:height="6.621cm" svg:x="2.604cm" svg:y="1.889cm" svg:viewBox="0 0 11454 6622" draw:points="0,0 2291,1247 4582,1908 6873,3561 9164,4728 11454,6622">
          <text:p/>
        </draw:polyline>
        <draw:polygon draw:style-name="gr13" draw:text-style-name="P8" draw:layer="layout" svg:width="0.201cm" svg:height="0.192cm" svg:x="2.504cm" svg:y="1.783cm" svg:viewBox="0 0 202 193" draw:points="101,0 0,75 39,193 163,193 202,75">
          <text:p/>
        </draw:polygon>
        <draw:polygon draw:style-name="gr13" draw:text-style-name="P8" draw:layer="layout" svg:width="0.201cm" svg:height="0.192cm" svg:x="4.794cm" svg:y="3.03cm" svg:viewBox="0 0 202 193" draw:points="101,0 0,73 39,193 164,193 202,73">
          <text:p/>
        </draw:polygon>
        <draw:polygon draw:style-name="gr13" draw:text-style-name="P8" draw:layer="layout" svg:width="0.201cm" svg:height="0.192cm" svg:x="7.085cm" svg:y="3.69cm" svg:viewBox="0 0 202 193" draw:points="101,0 0,74 38,193 164,193 202,74">
          <text:p/>
        </draw:polygon>
        <draw:polygon draw:style-name="gr13" draw:text-style-name="P8" draw:layer="layout" svg:width="0.202cm" svg:height="0.191cm" svg:x="9.375cm" svg:y="5.343cm" svg:viewBox="0 0 203 192" draw:points="101,0 0,73 39,192 163,192 203,73">
          <text:p/>
        </draw:polygon>
        <draw:polygon draw:style-name="gr13" draw:text-style-name="P8" draw:layer="layout" svg:width="0.201cm" svg:height="0.191cm" svg:x="11.666cm" svg:y="6.51cm" svg:viewBox="0 0 202 192" draw:points="102,0 0,73 38,192 164,192 202,73">
          <text:p/>
        </draw:polygon>
        <draw:polygon draw:style-name="gr13" draw:text-style-name="P8" draw:layer="layout" svg:width="0.201cm" svg:height="0.192cm" svg:x="13.957cm" svg:y="8.404cm" svg:viewBox="0 0 202 193" draw:points="101,0 0,73 39,193 163,193 202,73">
          <text:p/>
        </draw:polygon>
        <draw:polyline draw:style-name="gr14" draw:text-style-name="P2" draw:layer="layout" svg:width="11.453cm" svg:height="6.365cm" svg:x="2.604cm" svg:y="3.833cm" svg:viewBox="0 0 11454 6366" draw:points="0,0 2291,3277 4582,4454 6873,5219 9164,6080 11454,6366">
          <text:p/>
        </draw:polyline>
        <draw:polygon draw:style-name="gr15" draw:text-style-name="P9" draw:layer="layout" svg:width="0.201cm" svg:height="0.192cm" svg:x="2.504cm" svg:y="3.727cm" svg:viewBox="0 0 202 193" draw:points="101,0 77,73 0,73 63,119 39,193 101,146 163,193 140,119 202,73 125,73">
          <text:p/>
        </draw:polygon>
        <draw:polygon draw:style-name="gr15" draw:text-style-name="P9" draw:layer="layout" svg:width="0.201cm" svg:height="0.191cm" svg:x="4.794cm" svg:y="7.004cm" svg:viewBox="0 0 202 192" draw:points="101,0 77,73 0,73 62,118 39,192 101,146 164,192 140,118 202,73 125,73">
          <text:p/>
        </draw:polygon>
        <draw:polygon draw:style-name="gr15" draw:text-style-name="P9" draw:layer="layout" svg:width="0.201cm" svg:height="0.191cm" svg:x="7.085cm" svg:y="8.181cm" svg:viewBox="0 0 202 192" draw:points="101,0 78,73 0,73 63,118 38,192 101,147 164,192 140,118 202,73 125,73">
          <text:p/>
        </draw:polygon>
        <draw:polygon draw:style-name="gr15" draw:text-style-name="P9" draw:layer="layout" svg:width="0.202cm" svg:height="0.192cm" svg:x="9.375cm" svg:y="8.946cm" svg:viewBox="0 0 203 193" draw:points="101,0 77,74 0,74 63,119 39,193 101,148 163,193 139,119 203,74 125,74">
          <text:p/>
        </draw:polygon>
        <draw:polygon draw:style-name="gr15" draw:text-style-name="P9" draw:layer="layout" svg:width="0.201cm" svg:height="0.192cm" svg:x="11.666cm" svg:y="9.806cm" svg:viewBox="0 0 202 193" draw:points="102,0 77,75 0,75 62,120 38,193 102,148 164,193 140,120 202,75 125,75">
          <text:p/>
        </draw:polygon>
        <draw:polygon draw:style-name="gr15" draw:text-style-name="P9" draw:layer="layout" svg:width="0.201cm" svg:height="0.191cm" svg:x="13.957cm" svg:y="10.092cm" svg:viewBox="0 0 202 192" draw:points="101,0 77,73 0,73 63,118 39,192 101,147 163,192 140,118 202,73 125,73">
          <text:p/>
        </draw:polygon>
        <draw:polyline draw:style-name="gr16" draw:text-style-name="P2" draw:layer="layout" svg:width="11.453cm" svg:height="7.099cm" svg:x="2.604cm" svg:y="2.363cm" svg:viewBox="0 0 11454 7100" draw:points="0,0 2291,4016 4582,5301 6873,5973 9164,6715 11454,7100">
          <text:p/>
        </draw:polyline>
        <draw:path draw:style-name="gr17" draw:text-style-name="P10" draw:layer="layout" svg:width="0.212cm" svg:height="0.211cm" svg:x="2.498cm" svg:y="2.258cm" svg:viewBox="0 0 213 212" svg:d="M106 212c28 0 56-11 76-31 20-21 31-47 31-76 0-28-11-54-31-74s-48-31-76-31-55 11-75 31-31 46-31 74c0 29 11 55 31 76 20 20 47 31 75 31z">
          <text:p/>
        </draw:path>
        <draw:path draw:style-name="gr17" draw:text-style-name="P10" draw:layer="layout" svg:width="0.212cm" svg:height="0.212cm" svg:x="4.789cm" svg:y="6.272cm" svg:viewBox="0 0 213 213" svg:d="M106 213c28 0 55-11 76-31 19-21 31-48 31-76s-12-55-31-75c-21-20-48-31-76-31s-55 11-75 31-31 47-31 75 11 55 31 76c20 20 47 31 75 31z">
          <text:p/>
        </draw:path>
        <draw:path draw:style-name="gr17" draw:text-style-name="P10" draw:layer="layout" svg:width="0.211cm" svg:height="0.212cm" svg:x="7.08cm" svg:y="7.557cm" svg:viewBox="0 0 212 213" svg:d="M105 213c28 0 55-11 75-31 21-20 32-48 32-76s-11-55-32-75c-20-20-47-31-75-31s-55 11-74 31c-20 20-31 47-31 75s11 56 31 76c19 20 46 31 74 31z">
          <text:p/>
        </draw:path>
        <draw:path draw:style-name="gr18" draw:text-style-name="P10" draw:layer="layout" svg:width="0.212cm" svg:height="0.211cm" svg:x="9.37cm" svg:y="8.229cm" svg:viewBox="0 0 213 212" svg:d="M107 212c28 0 55-11 75-31 20-19 31-46 31-74 0-30-11-56-31-76s-47-31-75-31-55 11-75 31c-21 20-32 46-32 76 0 28 11 55 32 74 20 20 47 31 75 31z">
          <text:p/>
        </draw:path>
        <draw:path draw:style-name="gr19" draw:text-style-name="P2" draw:layer="layout" svg:width="0.212cm" svg:height="0.211cm" svg:x="9.37cm" svg:y="8.229cm" svg:viewBox="0 0 213 212" svg:d="M107 212c28 0 55-11 75-31 20-19 31-46 31-74 0-30-11-56-31-76s-47-31-75-31-55 11-75 31c-21 20-32 46-32 76 0 28 11 55 32 74 20 20 47 31 75 31z">
          <text:p/>
        </draw:path>
        <draw:path draw:style-name="gr17" draw:text-style-name="P10" draw:layer="layout" svg:width="0.211cm" svg:height="0.211cm" svg:x="11.661cm" svg:y="8.972cm" svg:viewBox="0 0 212 212" svg:d="M107 212c28 0 55-12 74-32 20-20 31-46 31-75 0-28-11-55-31-74-19-20-46-31-74-31s-55 11-76 31c-20 19-31 46-31 74 0 29 11 55 31 75 21 20 48 32 76 32z">
          <text:p/>
        </draw:path>
        <draw:path draw:style-name="gr17" draw:text-style-name="P10" draw:layer="layout" svg:width="0.212cm" svg:height="0.212cm" svg:x="13.951cm" svg:y="9.356cm" svg:viewBox="0 0 213 213" svg:d="M107 213c28 0 55-12 75-31 20-20 31-47 31-75s-11-55-31-76c-20-20-47-31-75-31-29 0-56 11-76 31-19 21-31 48-31 76s12 55 31 75c20 19 47 31 76 31z">
          <text:p/>
        </draw:path>
        <draw:polyline draw:style-name="gr20" draw:text-style-name="P2" draw:layer="layout" svg:width="11.453cm" svg:height="5.46cm" svg:x="2.604cm" svg:y="4.206cm" svg:viewBox="0 0 11454 5461" draw:points="0,0 2291,2711 4582,3610 6873,4285 9164,4960 11454,5461">
          <text:p/>
        </draw:polyline>
        <draw:polygon draw:style-name="gr21" draw:text-style-name="P11" draw:layer="layout" svg:width="0.201cm" svg:height="0.192cm" svg:x="2.504cm" svg:y="4.1cm" svg:viewBox="0 0 202 193" draw:points="101,0 0,75 39,193 163,193 202,75">
          <text:p/>
        </draw:polygon>
        <draw:polygon draw:style-name="gr21" draw:text-style-name="P11" draw:layer="layout" svg:width="0.201cm" svg:height="0.192cm" svg:x="4.794cm" svg:y="6.811cm" svg:viewBox="0 0 202 193" draw:points="101,0 0,73 39,193 164,193 202,73">
          <text:p/>
        </draw:polygon>
        <draw:polygon draw:style-name="gr21" draw:text-style-name="P11" draw:layer="layout" svg:width="0.201cm" svg:height="0.191cm" svg:x="7.085cm" svg:y="7.71cm" svg:viewBox="0 0 202 192" draw:points="101,0 0,74 38,192 164,192 202,74">
          <text:p/>
        </draw:polygon>
        <draw:polygon draw:style-name="gr21" draw:text-style-name="P11" draw:layer="layout" svg:width="0.202cm" svg:height="0.192cm" svg:x="9.375cm" svg:y="8.384cm" svg:viewBox="0 0 203 193" draw:points="101,0 0,73 39,193 163,193 203,73">
          <text:p/>
        </draw:polygon>
        <draw:polygon draw:style-name="gr21" draw:text-style-name="P11" draw:layer="layout" svg:width="0.201cm" svg:height="0.191cm" svg:x="11.666cm" svg:y="9.06cm" svg:viewBox="0 0 202 192" draw:points="102,0 0,74 38,192 164,192 202,74">
          <text:p/>
        </draw:polygon>
        <draw:polygon draw:style-name="gr21" draw:text-style-name="P11" draw:layer="layout" svg:width="0.201cm" svg:height="0.192cm" svg:x="13.957cm" svg:y="9.56cm" svg:viewBox="0 0 202 193" draw:points="101,0 0,73 39,193 163,193 202,73">
          <text:p/>
        </draw:polygon>
        <draw:line draw:style-name="gr22" draw:text-style-name="P2" draw:layer="layout" svg:x1="2.332cm" svg:y1="10.85cm" svg:x2="2.332cm" svg:y2="1.463cm">
          <text:p/>
        </draw:line>
        <draw:line draw:style-name="gr22" draw:text-style-name="P2" draw:layer="layout" svg:x1="14.63cm" svg:y1="10.85cm" svg:x2="14.63cm" svg:y2="1.463cm">
          <text:p/>
        </draw:line>
        <draw:line draw:style-name="gr22" draw:text-style-name="P2" draw:layer="layout" svg:x1="2.337cm" svg:y1="10.85cm" svg:x2="14.631cm" svg:y2="10.85cm">
          <text:p/>
        </draw:line>
        <draw:line draw:style-name="gr22" draw:text-style-name="P2" draw:layer="layout" svg:x1="2.337cm" svg:y1="1.463cm" svg:x2="14.631cm" svg:y2="1.4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stroke-dash42" draw:style="rect" draw:dots1="1" draw:dots1-length="0.052cm" draw:distance="0.087cm"/>
    <draw:stroke-dash draw:name="stroke-dash45" draw:style="rect" draw:dots1="1" draw:dots1-length="0.338cm" draw:dots2="1" draw:dots2-length="0.052cm" draw:distance="0.084cm"/>
    <draw:stroke-dash draw:name="stroke-dash50" draw:style="rect" draw:dots1="1" draw:dots1-length="0.195cm" draw:distance="0.08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16.256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01T18:45:39.904242406</dc:date>
    <dc:creator>Edwin Simpson</dc:creator>
    <meta:editing-duration>PT5M44S</meta:editing-duration>
    <meta:editing-cycles>8</meta:editing-cycles>
    <meta:generator>LibreOffice/6.1.2.1$Linux_X86_64 LibreOffice_project/65905a128db06ba48db947242809d14d3f9a93fe</meta:generator>
    <meta:document-statistic meta:object-count="87"/>
  </office:meta>
</office:document-meta>
</file>